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39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0.9819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Ship</text:p>
          </table:table-cell>
        </table:table-row>
        <table:table-row table:style-name="ro1">
          <table:table-cell office:value-type="string">
            <text:p>Vorlon Technology Mk 1</text:p>
          </table:table-cell>
          <table:table-cell office:value-type="string">
            <text:p>vtm1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White Star</text:p>
          </table:table-cell>
        </table:table-row>
        <table:table-row table:style-name="ro1">
          <table:table-cell office:value-type="string">
            <text:p>S-Foil Wings</text:p>
          </table:table-cell>
          <table:table-cell office:value-type="string">
            <text:p>sfoilw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X-Wing</text:p>
          </table:table-cell>
        </table:table-row>
        <table:table-row table:style-name="ro1">
          <table:table-cell office:value-type="string">
            <text:p>Arbiter Tribunal</text:p>
          </table:table-cell>
          <table:table-cell office:value-type="string">
            <text:p>arbtrib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Arbit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7">07/17/2008</text:date>, <text:time>21:3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Juan Lafont</dc:creator>
    <dc:date>2008-07-17T21:31:00</dc:date>
    <meta:editing-cycles>1</meta:editing-cycles>
    <meta:editing-duration>PT51S</meta:editing-duration>
    <meta:user-defined meta:name="Info 1"/>
    <meta:user-defined meta:name="Info 2"/>
    <meta:user-defined meta:name="Info 3"/>
    <meta:user-defined meta:name="Info 4"/>
    <meta:document-statistic meta:table-count="1" meta:cell-count="17"/>
  </office:meta>
</office:document-meta>
</file>